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1cf" officeooo:paragraph-rsid="001c91cf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5" style:family="paragraph" style:parent-style-name="Standard">
      <style:text-properties fo:color="#6a9955" loext:opacity="100%" style:font-name="Droid Sans Mono" fo:font-size="10.5pt" fo:font-weight="normal" officeooo:rsid="001c91cf" officeooo:paragraph-rsid="001c91cf" fo:background-color="#1e1e1e"/>
    </style:style>
    <style:style style:name="P6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c91cf" fo:background-color="transparent" style:font-size-asian="7pt" style:font-size-complex="7pt"/>
    </style:style>
    <style:style style:name="T1" style:family="text">
      <style:text-properties officeooo:rsid="001c91cf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6a9955" loext:opacity="100%"/>
    </style:style>
    <style:style style:name="T10" style:family="text">
      <style:text-properties officeooo:rsid="001ee0f7"/>
    </style:style>
    <style:style style:name="T11" style:family="text">
      <style:text-properties officeooo:rsid="00209d35"/>
    </style:style>
    <style:style style:name="T12" style:family="text">
      <style:text-properties officeooo:rsid="0022286b"/>
    </style:style>
    <style:style style:name="T13" style:family="text">
      <style:text-properties officeooo:rsid="001e31fd"/>
    </style:style>
    <style:style style:name="T14" style:family="text">
      <style:text-properties fo:color="#4fc1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ma page accueil index.php : </text:p>
      <text:p text:style-name="P10"><text:span text:style-name="T10">Pour chaque clic d’une catégorie de la page <text:s/>index.php, </text:span><text:span text:style-name="T1">j’accède</text:span><text:span text:style-name="T10"> à la page de plats.php avec uniquement les plats de la catégorie sélectionnée. </text:span><text:span text:style-name="T11">Par exemple : si je clique sur la catégorie « burger », </text:span><text:span text:style-name="T1">il</text:span><text:span text:style-name="T11"> me présente uniquement les plats burgers qui sont sur la page plats.php </text:span><text:span text:style-name="T12">et </text:span><text:span text:style-name="T1">il</text:span><text:span text:style-name="T12"> masque les autres plats. </text:span></text:p>
      <text:p text:style-name="P10"><text:span text:style-name="T1">Travail à faire : </text:span><text:span text:style-name="T13">sans pour autant casser ma page et mon code, </text:span><text:span text:style-name="T1">Je veux </text:span><text:span text:style-name="T13">que</text:span><text:span text:style-name="T1"> les plats qui me sont présentés </text:span><text:span text:style-name="T13">occupent toute la page.</text:span></text:p>
      <text:p text:style-name="P1"/>
      <text:p text:style-name="P5">&lt;!-- ICI MA PAGE TOUS LES PLATS: Avec tous les plats --&gt;</text:p>
      <text:p text:style-name="P8"/>
      <text:p text:style-name="P6">&lt;?php</text:p>
      <text:p text:style-name="P2"><text:span text:style-name="T6">require_once</text:span> (<text:span text:style-name="T5">"php/header.php"</text:span>);</text:p>
      <text:p text:style-name="P2"><text:span text:style-name="T6">require_once</text:span>(<text:span text:style-name="T5">"database.php"</text:span>);</text:p>
      <text:p text:style-name="P2"><text:span text:style-name="T4">$idCategorie</text:span> = <text:span text:style-name="T7">isset</text:span>(<text:span text:style-name="T4">$_GET</text:span>[<text:span text:style-name="T5">'id'</text:span>]) ? <text:span text:style-name="T4">$_GET</text:span>[<text:span text:style-name="T5">'id'</text:span>] : <text:span text:style-name="T3">null</text:span>;</text:p>
      <text:p text:style-name="P2"><text:span text:style-name="T4">$plats</text:span> = <text:span text:style-name="T7">getPlats</text:span>(<text:span text:style-name="T4">$conn</text:span>, <text:span text:style-name="T4">$idCategorie</text:span>);</text:p>
      <text:p text:style-name="P8"/>
      <text:p text:style-name="P4">// Vérifie si une catégorie est sélectionnée</text:p>
      <text:p text:style-name="P2"><text:span text:style-name="T6">if</text:span> (<text:span text:style-name="T7">isset</text:span>(<text:span text:style-name="T4">$_GET</text:span>[<text:span text:style-name="T5">'id'</text:span>])) {</text:p>
      <text:p text:style-name="P4">// Cache les boutons précédent et suivant</text:p>
      <text:p text:style-name="P2"><text:span text:style-name="T4">$hideButtons</text:span> = <text:span text:style-name="T3">true</text:span>;</text:p>
      <text:p text:style-name="P2">} <text:span text:style-name="T6">else</text:span> {</text:p>
      <text:p text:style-name="P2"><text:span text:style-name="T4">$hideButtons</text:span> = <text:span text:style-name="T3">false</text:span>;</text:p>
      <text:p text:style-name="P2">}</text:p>
      <text:p text:style-name="P2"><text:span text:style-name="T3">?&gt;</text:span></text:p>
      <text:p text:style-name="P8"/>
      <text:p text:style-name="P2"><text:span text:style-name="T2">&lt;</text:span><text:span text:style-name="T3">body</text:span> <text:span text:style-name="T4">style</text:span>=<text:span text:style-name="T5">"background-color: #4A394a;"</text:span><text:span text:style-name="T2">&gt;</text:span></text:p>
      <text:p text:style-name="P8"/>
      <text:p text:style-name="P4">&lt;!-- Header --&gt;</text:p>
      <text:p text:style-name="P2"><text:span text:style-name="T2">&lt;</text:span><text:span text:style-name="T3">header</text:span> <text:span text:style-name="T4">class</text:span>=<text:span text:style-name="T5">"position-relative"</text:span><text:span text:style-name="T2">&gt;</text:span></text:p>
      <text:p text:style-name="P2"><text:span text:style-name="T2">&lt;</text:span><text:span text:style-name="T3">div</text:span> <text:span text:style-name="T4">class</text:span>=<text:span text:style-name="T5">"container-fluid"</text:span><text:span text:style-name="T2">&gt;</text:span></text:p>
      <text:p text:style-name="P2"><text:span text:style-name="T2">&lt;</text:span><text:span text:style-name="T3">div</text:span> <text:span text:style-name="T4">class</text:span>=<text:span text:style-name="T5">"row g-0"</text:span><text:span text:style-name="T2">&gt;</text:span></text:p>
      <text:p text:style-name="P2"><text:span text:style-name="T2">&lt;</text:span><text:span text:style-name="T3">video</text:span> <text:span text:style-name="T4">id</text:span>=<text:span text:style-name="T5">"video"</text:span> <text:span text:style-name="T4">class</text:span>=<text:span text:style-name="T5">"col-12"</text:span> <text:span text:style-name="T4">src</text:span>=<text:span text:style-name="T5">"images_the_district/11659-231758756_small.mp4"</text:span> <text:span text:style-name="T4">style</text:span>=<text:span text:style-name="T5">"width:100vmax; height: 20vmax;"</text:span> <text:span text:style-name="T4">playsinline</text:span> <text:span text:style-name="T4">autoplay</text:span> <text:span text:style-name="T4">loop</text:span> <text:span text:style-name="T4">muted</text:span><text:span text:style-name="T2">&gt;&lt;/</text:span><text:span text:style-name="T3">video</text:span><text:span text:style-name="T2">&gt;</text:span></text:p>
      <text:p text:style-name="P2"><text:span text:style-name="T2">&lt;/</text:span><text:span text:style-name="T3">div</text:span><text:span text:style-name="T2">&gt;</text:span></text:p>
      <text:p text:style-name="P2"><text:span text:style-name="T2">&lt;/</text:span><text:span text:style-name="T3">div</text:span><text:span text:style-name="T2">&gt;</text:span></text:p>
      <text:p text:style-name="P2"><text:span text:style-name="T2">&lt;/</text:span><text:span text:style-name="T3">header</text:span><text:span text:style-name="T2">&gt;</text:span></text:p>
      <text:p text:style-name="P8"/>
      <text:p text:style-name="P2"><text:span text:style-name="T2">&lt;</text:span><text:span text:style-name="T3">main</text:span> <text:span text:style-name="T4">class</text:span>=<text:span text:style-name="T5">"container-fluid mt-3 pt-5"</text:span> <text:span text:style-name="T2">&gt;</text:span></text:p>
      <text:p text:style-name="P2"><text:span text:style-name="T2">&lt;</text:span><text:span text:style-name="T3">div</text:span> <text:span text:style-name="T4">class</text:span>=<text:span text:style-name="T5">"row justify-content-center"</text:span><text:span text:style-name="T2">&gt;</text:span></text:p>
      <text:p text:style-name="P2"><text:span text:style-name="T2">&lt;</text:span><text:span text:style-name="T3">div</text:span> <text:span text:style-name="T4">class</text:span>=<text:span text:style-name="T5">"col-md-8 col-lg-6"</text:span><text:span text:style-name="T2">&gt;</text:span></text:p>
      <text:p text:style-name="P2"><text:span text:style-name="T2">&lt;</text:span><text:span text:style-name="T3">h1</text:span> <text:span text:style-name="T4">class</text:span>=<text:span text:style-name="T5">"h5couleurcat text-center"</text:span><text:span text:style-name="T2">&gt;</text:span>LES PLATS <text:span text:style-name="T3">&lt;?php</text:span> <text:span text:style-name="T7">echo</text:span> <text:span text:style-name="T4">$categorie</text:span>[<text:span text:style-name="T5">'libelle'</text:span>]; <text:span text:style-name="T3">?&gt;</text:span><text:span text:style-name="T2">&lt;/</text:span><text:span text:style-name="T3">h1</text:span><text:span text:style-name="T2">&gt;</text:span></text:p>
      <text:p text:style-name="P2"><text:span text:style-name="T2">&lt;/</text:span><text:span text:style-name="T3">div</text:span><text:span text:style-name="T2">&gt;</text:span></text:p>
      <text:p text:style-name="P2"><text:span text:style-name="T2">&lt;/</text:span><text:span text:style-name="T3">div</text:span><text:span text:style-name="T2">&gt;</text:span></text:p>
      <text:p text:style-name="P8"/>
      <text:p text:style-name="P4">&lt;!-- CAROUSEL AVEC 12 IMAGES DE TOUTES LES PLATS --&gt;</text:p>
      <text:p text:style-name="P2"><text:span text:style-name="T2">&lt;</text:span><text:span text:style-name="T3">div</text:span> <text:span text:style-name="T4">id</text:span>=<text:span text:style-name="T5">"carouselExample"</text:span> <text:span text:style-name="T4">class</text:span>=<text:span text:style-name="T5">"carousel slide plats-container"</text:span> <text:span text:style-name="T4">data-bs-ride</text:span>=<text:span text:style-name="T5">"carousel"</text:span><text:span text:style-name="T2">&gt;</text:span></text:p>
      <text:p text:style-name="P2"><text:span text:style-name="T2">&lt;</text:span><text:span text:style-name="T3">div</text:span> <text:span text:style-name="T4">class</text:span>=<text:span text:style-name="T5">"carousel-inner"</text:span><text:span text:style-name="T2">&gt;</text:span></text:p>
      <text:p text:style-name="P2"><text:span text:style-name="T3">&lt;?php</text:span> <text:span text:style-name="T6">foreach</text:span>(<text:span text:style-name="T4">$plats</text:span> as <text:span text:style-name="T4">$key</text:span> =&gt; <text:span text:style-name="T4">$plat</text:span>) : <text:span text:style-name="T3">?&gt;</text:span></text:p>
      <text:p text:style-name="P2"><text:span text:style-name="T3">&lt;?php</text:span> <text:span text:style-name="T6">if</text:span>(<text:span text:style-name="T4">$key</text:span> % <text:span text:style-name="T8">4</text:span> === <text:span text:style-name="T8">0</text:span>) : <text:span text:style-name="T3">?&gt;</text:span></text:p>
      <text:p text:style-name="P2"><text:span text:style-name="T2">&lt;</text:span><text:span text:style-name="T3">div</text:span> <text:span text:style-name="T4">class</text:span>=<text:span text:style-name="T5">"carousel-item </text:span><text:span text:style-name="T3">&lt;?php</text:span> <text:span text:style-name="T7">echo</text:span> <text:span text:style-name="T4">$key</text:span> === <text:span text:style-name="T8">0</text:span> ? <text:span text:style-name="T5">'active'</text:span> : <text:span text:style-name="T5">''</text:span>; <text:span text:style-name="T3">?&gt;</text:span><text:span text:style-name="T5">"</text:span><text:span text:style-name="T2">&gt;</text:span></text:p>
      <text:p text:style-name="P2"><text:span text:style-name="T2">&lt;</text:span><text:span text:style-name="T3">div</text:span> <text:span text:style-name="T4">class</text:span>=<text:span text:style-name="T5">"card-group"</text:span><text:span text:style-name="T2">&gt;</text:span></text:p>
      <text:p text:style-name="P2"><text:soft-page-break/><text:span text:style-name="T3">&lt;?php</text:span> <text:span text:style-name="T6">endif</text:span>; <text:span text:style-name="T3">?&gt;</text:span></text:p>
      <text:p text:style-name="P8"/>
      <text:p text:style-name="P2"><text:span text:style-name="T2">&lt;</text:span><text:span text:style-name="T3">div</text:span> <text:span text:style-name="T4">class</text:span>=<text:span text:style-name="T5">"col-sm-3 p-3 bg-dark text-white"</text:span><text:span text:style-name="T2">&gt;</text:span></text:p>
      <text:p text:style-name="P2"><text:span text:style-name="T2">&lt;</text:span><text:span text:style-name="T3">img</text:span> <text:span text:style-name="T4">class</text:span>=<text:span text:style-name="T5">"rounded-circle mx-auto d-block"</text:span> <text:span text:style-name="T4">src</text:span>=<text:span text:style-name="T5">"Mesimages/</text:span><text:span text:style-name="T3">&lt;?php</text:span> <text:span text:style-name="T7">echo</text:span> <text:span text:style-name="T4">$plat</text:span>[<text:span text:style-name="T5">'image'</text:span>]; <text:span text:style-name="T3">?&gt;</text:span><text:span text:style-name="T5">"</text:span> <text:span text:style-name="T4">alt</text:span>=<text:span text:style-name="T5">"..."</text:span><text:span text:style-name="T2">&gt;</text:span></text:p>
      <text:p text:style-name="P2"><text:span text:style-name="T2">&lt;</text:span><text:span text:style-name="T3">div</text:span> <text:span text:style-name="T4">class</text:span>=<text:span text:style-name="T5">"card-body"</text:span><text:span text:style-name="T2">&gt;</text:span></text:p>
      <text:p text:style-name="P2"><text:span text:style-name="T2">&lt;</text:span><text:span text:style-name="T3">h5</text:span> <text:span text:style-name="T4">class</text:span>=<text:span text:style-name="T5">"card-title tailletitreplat"</text:span><text:span text:style-name="T2">&gt;</text:span><text:span text:style-name="T3">&lt;?php</text:span> <text:span text:style-name="T7">echo</text:span> <text:span text:style-name="T4">$plat</text:span>[<text:span text:style-name="T5">'libelle'</text:span>]; <text:span text:style-name="T3">?&gt;</text:span><text:span text:style-name="T2">&lt;/</text:span><text:span text:style-name="T3">h5</text:span><text:span text:style-name="T2">&gt;</text:span></text:p>
      <text:p text:style-name="P2"><text:span text:style-name="T2">&lt;</text:span><text:span text:style-name="T3">p</text:span> <text:span text:style-name="T4">class</text:span>=<text:span text:style-name="T5">"card-text tailledescriplat"</text:span><text:span text:style-name="T2">&gt;</text:span><text:span text:style-name="T3">&lt;?php</text:span> <text:span text:style-name="T7">echo</text:span> <text:span text:style-name="T4">$plat</text:span>[<text:span text:style-name="T5">'description'</text:span>]; <text:span text:style-name="T3">?&gt;</text:span><text:span text:style-name="T2">&lt;/</text:span><text:span text:style-name="T3">p</text:span><text:span text:style-name="T2">&gt;</text:span></text:p>
      <text:p text:style-name="P2"><text:span text:style-name="T2">&lt;</text:span><text:span text:style-name="T3">p</text:span> <text:span text:style-name="T4">class</text:span>=<text:span text:style-name="T5">"card-text tailledescriplat"</text:span><text:span text:style-name="T2">&gt;</text:span>Prix : <text:span text:style-name="T3">&lt;?php</text:span> <text:span text:style-name="T7">echo</text:span> <text:span text:style-name="T4">$plat</text:span>[<text:span text:style-name="T5">'prix'</text:span>]; <text:span text:style-name="T3">?&gt;</text:span> €<text:span text:style-name="T2">&lt;/</text:span><text:span text:style-name="T3">p</text:span><text:span text:style-name="T2">&gt;</text:span></text:p>
      <text:p text:style-name="P2"><text:span text:style-name="T2">&lt;</text:span><text:span text:style-name="T3">a</text:span> <text:span text:style-name="T4">href</text:span>=<text:span text:style-name="T5">"commande.php?id=</text:span><text:span text:style-name="T3">&lt;?php</text:span> <text:span text:style-name="T7">echo</text:span> <text:span text:style-name="T4">$plat</text:span>[<text:span text:style-name="T5">'id'</text:span>]; <text:span text:style-name="T3">?&gt;</text:span><text:span text:style-name="T5">"</text:span> <text:span text:style-name="T4">class</text:span>=<text:span text:style-name="T5">"btn btn-primary tailletextcommand"</text:span><text:span text:style-name="T2">&gt;</text:span>Commander<text:span text:style-name="T2">&lt;/</text:span><text:span text:style-name="T3">a</text:span><text:span text:style-name="T2">&gt;</text:span></text:p>
      <text:p text:style-name="P2"><text:span text:style-name="T2">&lt;/</text:span><text:span text:style-name="T3">div</text:span><text:span text:style-name="T2">&gt;</text:span></text:p>
      <text:p text:style-name="P2"><text:span text:style-name="T2">&lt;/</text:span><text:span text:style-name="T3">div</text:span><text:span text:style-name="T2">&gt;</text:span></text:p>
      <text:p text:style-name="P8"/>
      <text:p text:style-name="P2"><text:span text:style-name="T3">&lt;?php</text:span> <text:span text:style-name="T6">if</text:span>((<text:span text:style-name="T4">$key</text:span>+<text:span text:style-name="T8">1</text:span>) % <text:span text:style-name="T8">4</text:span> === <text:span text:style-name="T8">0</text:span> || <text:span text:style-name="T4">$key</text:span> === <text:span text:style-name="T7">count</text:span>(<text:span text:style-name="T4">$plats</text:span>)-<text:span text:style-name="T8">1</text:span>) : <text:span text:style-name="T3">?&gt;</text:span></text:p>
      <text:p text:style-name="P2"><text:span text:style-name="T2">&lt;/</text:span><text:span text:style-name="T3">div</text:span><text:span text:style-name="T2">&gt;</text:span></text:p>
      <text:p text:style-name="P2"><text:span text:style-name="T2">&lt;/</text:span><text:span text:style-name="T3">div</text:span><text:span text:style-name="T2">&gt;</text:span></text:p>
      <text:p text:style-name="P2"><text:span text:style-name="T3">&lt;?php</text:span> <text:span text:style-name="T6">endif</text:span>; <text:span text:style-name="T3">?&gt;</text:span></text:p>
      <text:p text:style-name="P8"/>
      <text:p text:style-name="P2"><text:span text:style-name="T3">&lt;?php</text:span> <text:span text:style-name="T6">endforeach</text:span>; <text:span text:style-name="T3">?&gt;</text:span></text:p>
      <text:p text:style-name="P2"><text:span text:style-name="T2">&lt;/</text:span><text:span text:style-name="T3">div</text:span><text:span text:style-name="T2">&gt;</text:span></text:p>
      <text:p text:style-name="P8"/>
      <text:p text:style-name="P4">&lt;!-- Boutons de carousel: j'y ai intégré du php pour masquer le bouton quand je clique sur une catégorie de plats de la page index.php --&gt;</text:p>
      <text:p text:style-name="P2"><text:span text:style-name="T2">&lt;</text:span><text:span text:style-name="T3">div</text:span> <text:span text:style-name="T4">class</text:span>=<text:span text:style-name="T5">"carousel-controls moncarousselcat"</text:span><text:span text:style-name="T2">&gt;</text:span></text:p>
      <text:p text:style-name="P2"><text:span text:style-name="T2">&lt;</text:span><text:span text:style-name="T3">button</text:span> <text:span text:style-name="T4">class</text:span>=<text:span text:style-name="T5">"carousel-control-prev moncarousselcatprev"</text:span> <text:span text:style-name="T4">id</text:span>=<text:span text:style-name="T5">"carouselcatprec"</text:span> <text:span text:style-name="T4">type</text:span>=<text:span text:style-name="T5">"button"</text:span> <text:span text:style-name="T4">data-bs-target</text:span>=<text:span text:style-name="T5">"#carouselExample"</text:span> <text:span text:style-name="T4">data-bs-slide</text:span>=<text:span text:style-name="T5">"prev"</text:span><text:span text:style-name="T2">&gt;</text:span></text:p>
      <text:p text:style-name="P2"><text:span text:style-name="T2">&lt;</text:span><text:span text:style-name="T3">span</text:span> <text:span text:style-name="T4">class</text:span>=<text:span text:style-name="T5">"carousel-control-prev-icon"</text:span> <text:span text:style-name="T4">aria-hidden</text:span>=<text:span text:style-name="T5">"true"</text:span><text:span text:style-name="T2">&gt;&lt;/</text:span><text:span text:style-name="T3">span</text:span><text:span text:style-name="T2">&gt;</text:span></text:p>
      <text:p text:style-name="P2"><text:span text:style-name="T3">&lt;?php</text:span> <text:span text:style-name="T6">if</text:span> (!<text:span text:style-name="T4">$hideButtons</text:span>) { <text:span text:style-name="T3">?&gt;</text:span><text:span text:style-name="T2">&lt;</text:span><text:span text:style-name="T3">button</text:span> <text:span text:style-name="T4">class</text:span>=<text:span text:style-name="T5">"btn btn-secondary bg-dark rounded-4 col-sm-1 espacebouton"</text:span> <text:span text:style-name="T4">onclick</text:span>=<text:span text:style-name="T5">"</text:span><text:span text:style-name="T7">precedent</text:span><text:span text:style-name="T5">()"</text:span> <text:span text:style-name="T4">type</text:span>=<text:span text:style-name="T5">"button"</text:span><text:span text:style-name="T2">&gt;</text:span>Précédent<text:span text:style-name="T2">&lt;/</text:span><text:span text:style-name="T3">button</text:span><text:span text:style-name="T2">&gt;</text:span></text:p>
      <text:p text:style-name="P2"><text:span text:style-name="T2">&lt;/</text:span><text:span text:style-name="T3">button</text:span><text:span text:style-name="T2">&gt;</text:span></text:p>
      <text:p text:style-name="P2"><text:span text:style-name="T2">&lt;</text:span><text:span text:style-name="T3">button</text:span> <text:span text:style-name="T4">class</text:span>=<text:span text:style-name="T5">"carousel-control-next"</text:span> <text:span text:style-name="T4">id</text:span>=<text:span text:style-name="T5">"carouselcatsuiv"</text:span> <text:span text:style-name="T4">type</text:span>=<text:span text:style-name="T5">"button"</text:span> <text:span text:style-name="T4">data-bs-target</text:span>=<text:span text:style-name="T5">"#carouselExample"</text:span> <text:span text:style-name="T4">data-bs-slide</text:span>=<text:span text:style-name="T5">"next"</text:span><text:span text:style-name="T2">&gt;</text:span></text:p>
      <text:p text:style-name="P2"><text:span text:style-name="T2">&lt;</text:span><text:span text:style-name="T3">span</text:span> <text:span text:style-name="T4">class</text:span>=<text:span text:style-name="T5">"carousel-control-next-icon"</text:span> <text:span text:style-name="T4">aria-hidden</text:span>=<text:span text:style-name="T5">"true"</text:span><text:span text:style-name="T2">&gt;&lt;/</text:span><text:span text:style-name="T3">span</text:span><text:span text:style-name="T2">&gt;</text:span></text:p>
      <text:p text:style-name="P2"><text:span text:style-name="T2">&lt;</text:span><text:span text:style-name="T3">button</text:span> <text:span text:style-name="T4">class</text:span>=<text:span text:style-name="T5">"btn btn-secondary bg-dark rounded-4 col-sm-1 espacebouton"</text:span> <text:span text:style-name="T4">onclick</text:span>=<text:span text:style-name="T5">"</text:span><text:span text:style-name="T7">suivant</text:span><text:span text:style-name="T5">()"</text:span> <text:span text:style-name="T4">type</text:span>=<text:span text:style-name="T5">"button"</text:span><text:span text:style-name="T2">&gt;</text:span>Suivant<text:span text:style-name="T2">&lt;/</text:span><text:span text:style-name="T3">button</text:span><text:span text:style-name="T2">&gt;</text:span><text:span text:style-name="T3">&lt;?php</text:span> } <text:span text:style-name="T3">?&gt;</text:span></text:p>
      <text:p text:style-name="P2"><text:span text:style-name="T2">&lt;/</text:span><text:span text:style-name="T3">button</text:span><text:span text:style-name="T2">&gt;</text:span></text:p>
      <text:p text:style-name="P2"><text:span text:style-name="T2">&lt;/</text:span><text:span text:style-name="T3">div</text:span><text:span text:style-name="T2">&gt;</text:span></text:p>
      <text:p text:style-name="P2"><text:span text:style-name="T2">&lt;/</text:span><text:span text:style-name="T3">div</text:span><text:span text:style-name="T2">&gt;</text:span></text:p>
      <text:p text:style-name="P2"><text:span text:style-name="T2">&lt;/</text:span><text:span text:style-name="T3">main</text:span><text:span text:style-name="T2">&gt;</text:span></text:p>
      <text:p text:style-name="P8"/>
      <text:p text:style-name="P4">&lt;!-- ICI MON FOOTER OU PIED DE PAGE AVEC LES LOGOS --&gt;</text:p>
      <text:p text:style-name="P6">&lt;?php</text:p>
      <text:p text:style-name="P2"><text:span text:style-name="T6">require_once</text:span> (<text:span text:style-name="T5">'php/footer.php'</text:span>);<text:span text:style-name="T3">?&gt;</text:span></text:p>
      <text:p text:style-name="P3"><text:line-break/></text:p>
      <text:p text:style-name="P4">&lt;!-- Ce script est fait pour masquer les boutons précédent et suivant quand je clique sur une catégorie de plats de la page index.php --&gt;</text:p>
      <text:p text:style-name="P2"><text:span text:style-name="T2">&lt;</text:span><text:span text:style-name="T3">script</text:span><text:span text:style-name="T2">&gt;</text:span></text:p>
      <text:p text:style-name="P2"><text:span text:style-name="T3">const</text:span> <text:span text:style-name="T14">hideButtons</text:span> = <text:span text:style-name="T3">&lt;?php</text:span> <text:span text:style-name="T7">echo</text:span> <text:span text:style-name="T7">isset</text:span>(<text:span text:style-name="T4">$_GET</text:span>[<text:span text:style-name="T5">'id'</text:span>]) ? <text:span text:style-name="T5">'true'</text:span> : <text:span text:style-name="T5">'false'</text:span>; <text:span text:style-name="T3">?&gt;</text:span>;</text:p>
      <text:p text:style-name="P2"><text:soft-page-break/><text:span text:style-name="T6">if</text:span> (<text:span text:style-name="T4">hideButtons</text:span>) {</text:p>
      <text:p text:style-name="P2"><text:span text:style-name="T4">document</text:span>.<text:span text:style-name="T7">querySelector</text:span>(<text:span text:style-name="T5">'.prev'</text:span>).<text:span text:style-name="T4">style</text:span>.<text:span text:style-name="T4">display</text:span> = <text:span text:style-name="T5">'none'</text:span>;</text:p>
      <text:p text:style-name="P2"><text:span text:style-name="T4">document</text:span>.<text:span text:style-name="T7">querySelector</text:span>(<text:span text:style-name="T5">'.next'</text:span>).<text:span text:style-name="T4">style</text:span>.<text:span text:style-name="T4">display</text:span> = <text:span text:style-name="T5">'none'</text:span>;</text:p>
      <text:p text:style-name="P2">}</text:p>
      <text:p text:style-name="P2"><text:span text:style-name="T2">&lt;/</text:span><text:span text:style-name="T3">script</text:span><text:span text:style-name="T2">&gt;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3:16:14.134078701</meta:creation-date>
    <dc:date>2024-07-15T14:04:11.164981044</dc:date>
    <meta:editing-duration>PT2M2S</meta:editing-duration>
    <meta:editing-cycles>1</meta:editing-cycles>
    <meta:document-statistic meta:table-count="0" meta:image-count="0" meta:object-count="0" meta:page-count="3" meta:paragraph-count="80" meta:word-count="454" meta:character-count="3740" meta:non-whitespace-character-count="3367"/>
    <meta:generator>LibreOffice/7.3.7.2$Linux_X86_64 LibreOffice_project/30$Build-2</meta:generator>
  </office:meta>
</office:document-meta>
</file>